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paragraph-properties fo:margin-top="0in" fo:margin-bottom="0in" fo:line-height="100%"/>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top="0in" fo:margin-bottom="0in" fo:line-height="100%"/>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8" style:family="paragraph" style:parent-style-name="Standard">
      <style:paragraph-properties fo:margin-top="0in" fo:margin-bottom="0in" fo:line-height="100%"/>
      <style:text-properties style:font-name="Georgia" fo:font-size="10.5pt" style:font-size-asian="10.5pt" style:font-size-complex="10.5pt"/>
    </style:style>
    <style:style style:name="P9"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fo:language="zxx" fo:country="none" style:font-name-asian="Georgia" style:language-asian="zxx" style:country-asian="none" style:font-name-complex="Georgia" style:language-complex="zxx" style:country-complex="none"/>
    </style:style>
    <style:style style:name="T5" style:family="text">
      <style:text-properties style:font-name="Georgia" fo:font-size="10.5pt" style:font-size-asian="10.5pt" style:font-name-complex="Times New Roman" style:font-size-complex="10.5pt"/>
    </style:style>
    <style:style style:name="T6" style:family="text">
      <style:text-properties style:font-name="Georgia" fo:font-size="10.5pt" fo:font-weight="bold" style:font-size-asian="10.5pt" style:font-weight-asian="bold" style:font-name-complex="Times New Roman" style:font-size-complex="10.5pt"/>
    </style:style>
    <style:style style:name="T7" style:family="text">
      <style:text-properties fo:font-weight="normal" style:font-weight-asian="normal" style:font-weight-complex="normal"/>
    </style:style>
    <style:style style:name="T8"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fo:font-style="italic" style:text-underline-style="solid" style:text-underline-width="auto" style:text-underline-color="font-color"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t's Talk About Jesus</text:p>
      <text:p text:style-name="P1"><text:span text:style-name="T1">Read:</text:span><text:span text:style-name="T3"> Isaiah 53</text:span></text:p>
      <text:p text:style-name="P2"/>
      <text:p text:style-name="P4"><text:span text:style-name="T6">Text:</text:span><text:span text:style-name="T5"> </text:span><text:span text:style-name="T8">John 20:31 “But these are written, that ye might believe that Jesus is the Christ, the Son of God...”</text:span></text:p>
      <text:p text:style-name="P3"/>
      <text:h text:style-name="P6" text:outline-level="3"><text:span text:style-name="T1">Introduction:</text:span><text:span text:style-name="T3"> What is t</text:span><text:span text:style-name="T7">he purpose of the Old Testament?</text:span> There are many churches with the words: “New Testament” in their name. One in Grafton is called: <text:s/>“New Testament Fellowship.” I know, for sure, that they believe in the OT but their sign could be taken to, at least indicate, that the OT is less important (to them) than the New Testament. Have you ever wondered why the OT was written and preserved? <text:s/>If Jesus is all that we need to get to heaven then why even bother about the OT? </text:h>
      <text:p text:style-name="P5"><text:s text:c="2"/>Would you be surprised if I was to tell you that the purpose of the OT is to introduce and point mankind to Christ? Every book in the OT has it's genesis in pointing mankind to the coming savior. Genesis 3:15 contains the first promise of a savior: It is God talking to the serpent and it says: “<text:span text:style-name="T4">And I will put enmity between thee and the woman, and between thy seed and her seed; it shall bruise thy head, and thou shalt bruise his heel.” In the movie: “The Passion of the Christ” this is demonstrated in the gar-den when Jesus steps on the head of the serpent. Oral Roberts gets credit for the following list: (list of books of the Bible/Jesus representations).</text:span></text:p>
      <text:p text:style-name="P5"><text:tab/><text:tab/><text:span text:style-name="T11">Let's talk about Jesus</text:span>.</text:p>
      <text:p text:style-name="P5"><text:span text:style-name="T2">He was a tender plant &amp; a root out of dry ground:</text:span> (vs 2) I have heard preachers talk about how rugged and tough Jesus was to have lived thru what He had to live through. Isaiah disagrees; he tells us that Jesus was tender. The indication here is that He does not appear as a tough man but rather one who is soft and sensitive. It would appear that he would be easy to defeat but He would become (as Ezekiel says) the “Plant of Renown,” and “the Branch of the Lord.” This is further significant because He was born in a time of Israel's despair and falling away from obedience to the Word of God. He was born in a “dry ground” time. </text:p>
      <text:p text:style-name="P5"><text:tab/><text:tab/><text:span text:style-name="T11">Let's talk about Jesus</text:span>.</text:p>
      <text:p text:style-name="P5"><text:span text:style-name="T2">He didn't have the benefit of natural beauty:</text:span> (vs 2) Have you heard people described as “having it all.” part of that “all” is that they are attractive along with their skill set. Jesus would not have been described this way. He would not be exceptionally ugly but He was no beauty either. He was just your average ordinary (in appearance) man. </text:p>
      <text:p text:style-name="P5"><text:tab/><text:tab/><text:span text:style-name="T11">Let's talk about Jesus</text:span>.</text:p>
      <text:p text:style-name="P5"><text:span text:style-name="T2">He was despised &amp; rejected; a man of sorrow &amp; grief:</text:span> (vs 3-4) Is there anyone that you despise or have despised? There is a reason...right? Is there someone that you just didn't like from the moment you saw them? Jesus, who only did good and told truth was despised, rejected, and lived a life full of sorrow and grief. He would heal people one minute and be spit on the next. A beggar is healed to become a worker and those who were pressed to put money in his cup every day are angry. How do you please that crowd?</text:p>
      <text:p text:style-name="P5"><text:tab/><text:tab/><text:span text:style-name="T11">Let's talk about Jesus</text:span>.</text:p>
      <text:p text:style-name="P5"><text:span text:style-name="T2">He was wounded, bruised &amp; chastised:</text:span> (vs 5) this verse is a direct reference to the crucifixion. Wounded = thrust through &amp; Bruised = crushed referring <text:s/>to death as used in Genesis 3:15.</text:p>
      <text:p text:style-name="P5"><text:tab/><text:tab/><text:span text:style-name="T11">Let's talk about Jesus</text:span>.</text:p>
      <text:p text:style-name="P5"><text:span text:style-name="T2">He was deserted, oppressed &amp; blamed falsely:</text:span> (vs 6-7) As the soldiers approached the group in the garden; Peter grabbed his sword and the other disciples retreated. Peter sliced off the ear of Malchus, and the disciples all fled. John slows to a stop and begins to follow afar off. Jesus is beaten, scourged, and lied about and He says not a word, to defend Himself.</text:p>
      <text:p text:style-name="P5"><text:tab/><text:tab/><text:span text:style-name="T11">Let's talk about Jesus</text:span>.</text:p>
      <text:p text:style-name="P5"><text:span text:style-name="T2">He was murdered as a criminal with criminals:</text:span> (vs 8-9) The sinless Christ dies a sinners death. He is carted off to be buried in a rich man's tomb. Why do you think this is significant? Because had he been cast on the pile of un-buried corpses at Golgotha then the story of someone stealing His body would have been believable.</text:p>
      <text:p text:style-name="P5"><text:tab/><text:tab/><text:span text:style-name="T11">Let's talk about Jesus</text:span>.</text:p>
      <text:p text:style-name="P5"><text:span text:style-name="T2">The benefits of Jesus found in Isaiah's prophecy: </text:span>First: it is significant that He is righteous (in vs 9) He is the only one in history that never once told a lie. In vs 10 We are told that He is our sin offering. In vs 4 He is our grief and sorrow bearer. In vs 5 we are reminded that He is our healer. In vs 6 He is our sin bearer. In the 10<text:span text:style-name="T9">th</text:span> vs we are told that all this pleased the Father. </text:p>
      <text:p text:style-name="P5"><text:tab/><text:tab/><text:span text:style-name="T11">Let's talk about Jesus</text:span>.</text:p>
      <text:p text:style-name="P5"><text:span text:style-name="T2">Conclude:</text:span> In may of 2011 tornadoes rampaged in several areas in Alabama. There was an elderly couple who survived the storm by hiding in a closet. They clung to each other and prayed until the noise level indicated that the storm had passed. When they opened the closet door there was no house left. Only the closet remained untouched by the storm. Since they were devout Christians they were asked the inevitable question of the skeptic news reporter: “Where was your God when this happened to you?” They both smiled sweetly and said in unison: “He was in that closet with us!”</text:p>
      <text:p text:style-name="P5"><text:s text:c="2"/>Let's talk about Jesus. Do you understand Him a little better now?</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7-07-22T17:22:30.43</dc:date>
    <meta:editing-duration>PT19M15S</meta:editing-duration>
    <meta:generator>OpenOffice/4.1.3$Win32 OpenOffice.org_project/413m1$Build-9783</meta:generator>
    <meta:document-statistic meta:table-count="0" meta:image-count="0" meta:object-count="0" meta:page-count="1" meta:paragraph-count="22" meta:word-count="921" meta:character-count="49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